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Unit 06. Activiti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Activities 02</text:span></text:p>
      <text:list xml:id="list706387572" text:style-name="WWNum1">
        <text:list-item>
          <text:p text:style-name="P14"><text:bookmark text:name="_dbh0n1vac4c8"/>Exercise 01</text:p>
        </text:list-item>
      </text:list>
      <text:p text:style-name="Standard">Ask those questions, trying them in your Windows 10 and share your answer in the forum.</text:p>
      <text:p text:style-name="Standard"><text:span text:style-name="T9">a) </text:span>What happens if we have a folder A with B inside, and we have all permissions for B, but we</text:p>
      <text:p text:style-name="Standard">don’t have “Traverse folder” permission for A?</text:p>
      <text:p text:style-name="Standard"><text:span text:style-name="T9">b) </text:span>What happens if we have a folder file “X.txt” in a folder “A” and we have permission “Delete” in</text:p>
      <text:p text:style-name="Standard">“X.txt” but we don’t have permission to “Delete folders and files” in “A”? Can we delete “X.txt”?</text:p>
      <text:p text:style-name="Standard"><text:span text:style-name="T9">c)</text:span> What happens if we have a folder file “X.txt” in a folder “A” and we don’t have permission</text:p>
      <text:p text:style-name="Standard">“Delete” in “X.txt” but we have permission to “Delete folders and files” in “A”? Can we delete “X.txt”?</text:p>
      <text:p text:style-name="Standard"><text:span text:style-name="T9">d)</text:span> What happens if we have “Write permission” but not append permission in “X.txt”?</text:p>
      <text:list xml:id="list155703219568488" text:continue-numbering="true" text:style-name="WWNum1">
        <text:list-item>
          <text:p text:style-name="P14"><text:bookmark text:name="_g61mgkbcyy8o"/>Exercise 02</text:p>
        </text:list-item>
      </text:list>
      <text:p text:style-name="Standard">Discuss in the forum the permissions' configuration for this problem.</text:p>
      <text:p text:style-name="Standard">We have the following users and groups (they are only examples, you can assume that groups can</text:p>
      <text:p text:style-name="Standard"><text:soft-page-break/>be larger ):</text:p>
      <text:list xml:id="list1623489895" text:style-name="WWNum2">
        <text:list-item>
          <text:p text:style-name="P6">Users “Gatusso”, “Lim” members of “Valencia team managers” and of “Valencia CF”.</text:p>
        </text:list-item>
        <text:list-item>
          <text:p text:style-name="P7">User “Luis Enrique” member of “Spain team managers”.</text:p>
        </text:list-item>
        <text:list-item>
          <text:p text:style-name="P7">“Castillejo”, “Hugo Duro” and “Gayá”. They are members of group “Valencia CF”.</text:p>
        </text:list-item>
        <text:list-item>
          <text:p text:style-name="P7">“Jordi Alba”, “Lewandowski”, “Dembele”. They are members of group “FC Barcelona”.</text:p>
        </text:list-item>
        <text:list-item>
          <text:p text:style-name="P7">“Valverde”, “Hazard”, “Benzema”. They are members of group “Real Madrid”.</text:p>
        </text:list-item>
        <text:list-item>
          <text:p text:style-name="P8">Group “Spain” has as members: “Gayá”, “Jordi Alba”.</text:p>
        </text:list-item>
      </text:list>
      <text:p text:style-name="Standard">We want to create:</text:p>
      <text:p text:style-name="Standard"><text:span text:style-name="T9">a) </text:span>A folder “Tactics” where members of “Valencia team managers” can create files, folders and</text:p>
      <text:p text:style-name="Standard">modify them. Resources created can be read (but not modified or deleted) by members of “Valencia</text:p>
      <text:p text:style-name="Standard">CF”.</text:p>
      <text:p text:style-name="Standard"><text:span text:style-name="T9">b) </text:span>Inside folder “Tactics” a file called “president wishes.txt” that only can be read by members of</text:p>
      <text:p text:style-name="Standard">group “Valencia team Managers”, except for user “Lim”, who can’t read that file.</text:p>
      <text:p text:style-name="Standard"><text:span text:style-name="T9">c)</text:span> A folder “SpainTactics” where members of “Spain team managers” can create files, folders and</text:p>
      <text:p text:style-name="Standard">modify them. Resources created can be read (but not modified or deleted) by members of “Spain”.</text:p>
      <text:p text:style-name="Standard"><text:span text:style-name="T9">d) </text:span>A file inside “SpainTactics” called “official Twitter messages.txt” where each member of “spain” can read and append information, except for user “Gayá”, who can’t write or read tha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5" meta:word-count="397" meta:character-count="2341" meta:non-whitespace-character-count="1984"/>
    <meta:generator>LibreOfficeDev/6.0.5.2$Linux_X86_64 LibreOffice_project/</meta:generator>
  </office:meta>
</office:document-meta>
</file>